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D0000019D767D116C4770B78D.png" manifest:media-type="image/png"/>
  <manifest:file-entry manifest:full-path="Pictures/1000000100000733000001777DF25EC8B7639F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d867d" officeooo:paragraph-rsid="000d867d" style:font-size-asian="15.75pt" style:font-size-complex="18pt"/>
    </style:style>
    <style:style style:name="P2" style:family="paragraph" style:parent-style-name="Standard">
      <style:text-properties fo:font-size="18pt" officeooo:paragraph-rsid="001fda04" style:font-size-asian="15.75pt" style:font-size-complex="18pt"/>
    </style:style>
    <style:style style:name="P3" style:family="paragraph" style:parent-style-name="Standard">
      <style:text-properties fo:font-size="18pt" fo:font-weight="bold" officeooo:rsid="000d867d" officeooo:paragraph-rsid="00155f34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d867d" officeooo:paragraph-rsid="000d867d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0f78b9" officeooo:paragraph-rsid="0018dd37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6a0c9" officeooo:paragraph-rsid="0018dd37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bfe14" officeooo:paragraph-rsid="001bfe14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20pt" fo:font-weight="bold" officeooo:rsid="001fda04" officeooo:paragraph-rsid="001fda04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8pt" officeooo:rsid="000d867d" officeooo:paragraph-rsid="001fda04" style:font-size-asian="15.75pt" style:font-size-complex="18pt"/>
    </style:style>
    <style:style style:name="P10" style:family="paragraph" style:parent-style-name="Standard">
      <style:text-properties fo:font-size="18pt" fo:font-weight="bold" officeooo:rsid="001bfe14" officeooo:paragraph-rsid="001bfe14" style:font-size-asian="15.75pt" style:font-weight-asian="bold" style:font-size-complex="18pt" style:font-weight-complex="bold"/>
    </style:style>
    <style:style style:name="T1" style:family="text">
      <style:text-properties fo:color="#c9211e" loext:opacity="100%" fo:font-size="24pt" style:text-underline-style="solid" style:text-underline-width="auto" style:text-underline-color="font-color" fo:font-weight="bold" officeooo:rsid="000d867d" style:font-size-asian="24pt" style:font-weight-asian="bold" style:font-size-complex="24pt" style:font-weight-complex="bold"/>
    </style:style>
    <style:style style:name="T2" style:family="text">
      <style:text-properties fo:color="#c9211e" loext:opacity="100%" fo:font-size="24pt" style:text-underline-style="solid" style:text-underline-width="auto" style:text-underline-color="font-color" fo:font-weight="bold" officeooo:rsid="001bd64a" style:font-size-asian="24pt" style:font-weight-asian="bold" style:font-size-complex="24pt" style:font-weight-complex="bold"/>
    </style:style>
    <style:style style:name="T3" style:family="text">
      <style:text-properties fo:color="#c9211e" loext:opacity="100%" fo:font-size="24pt" style:text-underline-style="solid" style:text-underline-width="auto" style:text-underline-color="font-color" fo:font-weight="bold" officeooo:rsid="001e5382" style:font-size-asian="24pt" style:font-weight-asian="bold" style:font-size-complex="24pt" style:font-weight-complex="bold"/>
    </style:style>
    <style:style style:name="T4" style:family="text">
      <style:text-properties fo:color="#c9211e" loext:opacity="100%" fo:font-size="24pt" style:text-underline-style="solid" style:text-underline-width="auto" style:text-underline-color="font-color" fo:font-weight="bold" officeooo:rsid="002052da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052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span text:style-name="T1">SQL Assignment </text:span><text:span text:style-name="T2">1</text:span><text:span text:style-name="T4">3</text:span></text:p>
      <text:p text:style-name="P9"><text:s/></text:p>
      <text:p text:style-name="P8">Using the <text:span text:style-name="T6">Union Clause</text:span>.</text:p>
      <text:p text:style-name="P3">1)</text:p>
      <text:p text:style-name="P3"><draw:frame draw:style-name="fr2" draw:name="Image1" text:anchor-type="char" svg:width="20.5cm" svg:height="4.572cm" draw:z-index="0"><draw:image xlink:href="Pictures/1000000100000733000001777DF25EC8B7639F27.png" xlink:type="simple" xlink:show="embed" xlink:actuate="onLoad" draw:mime-type="image/png"/></draw:frame></text:p>
      <text:p text:style-name="P3"/>
      <text:p text:style-name="P1"><text:s/><text:span text:style-name="T5">2)</text:span></text:p>
      <text:p text:style-name="P4"/>
      <text:p text:style-name="P4"/>
      <text:p text:style-name="P7">3)</text:p>
      <text:p text:style-name="P7"/>
      <text:p text:style-name="P7"><draw:frame draw:style-name="fr1" draw:name="Image2" text:anchor-type="char" svg:width="20.5cm" svg:height="5.42cm" draw:z-index="1"><draw:image xlink:href="Pictures/100000010000072D0000019D767D116C4770B78D.png" xlink:type="simple" xlink:show="embed" xlink:actuate="onLoad" draw:mime-type="image/png"/></draw:frame></text:p>
      <text:p text:style-name="P7"/>
      <text:p text:style-name="P5"/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15:12.032519525</meta:creation-date>
    <dc:date>2023-09-18T16:58:11.890128088</dc:date>
    <meta:editing-duration>PT47M23S</meta:editing-duration>
    <meta:editing-cycles>15</meta:editing-cycles>
    <meta:generator>LibreOffice/7.3.7.2$Linux_X86_64 LibreOffice_project/30$Build-2</meta:generator>
    <meta:document-statistic meta:table-count="0" meta:image-count="2" meta:object-count="0" meta:page-count="1" meta:paragraph-count="6" meta:word-count="10" meta:character-count="52" meta:non-whitespace-character-count="41"/>
  </office:meta>
</office:document-meta>
</file>